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59000001477D97DC56D4877D2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Gill Sans1" svg:font-family="'Gill Sans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text-indent="-0.1972in" style:auto-text-indent="false"/>
    </style:style>
    <style:style style:name="P2" style:family="paragraph" style:parent-style-name="Header">
      <style:paragraph-properties fo:margin-left="0in" fo:margin-right="0in" fo:text-indent="-0.1972in" style:auto-text-indent="false"/>
      <style:text-properties fo:color="#d50000"/>
    </style:style>
    <style:style style:name="P3" style:family="paragraph" style:parent-style-name="Header">
      <style:paragraph-properties fo:margin-left="0in" fo:margin-right="0in" fo:text-align="end" style:justify-single-word="false" fo:text-indent="-0.3937in" style:auto-text-indent="false"/>
      <style:text-properties fo:color="#d50000" style:font-name="Gill Sans" style:font-name-complex="Gill Sans1"/>
    </style:style>
    <style:style style:name="P4" style:family="paragraph" style:parent-style-name="Footer">
      <style:paragraph-properties>
        <style:tab-stops>
          <style:tab-stop style:position="2.1898in"/>
        </style:tab-stops>
      </style:paragraph-properties>
    </style:style>
    <style:style style:name="P5" style:family="paragraph" style:parent-style-name="Footer">
      <style:paragraph-properties fo:padding="0in" fo:border="non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style-complex="italic"/>
    </style:style>
    <style:style style:name="P9" style:family="paragraph" style:parent-style-name="Standard">
      <style:paragraph-properties fo:text-align="justify" style:justify-single-word="false"/>
      <style:text-properties fo:language="en" fo:country="none"/>
    </style:style>
    <style:style style:name="P10" style:family="paragraph" style:parent-style-name="Footnote" style:master-page-name="Converted1">
      <style:paragraph-properties style:page-number="auto"/>
      <style:text-properties officeooo:paragraph-rsid="0017c1f0"/>
    </style:style>
    <style:style style:name="P11" style:family="paragraph" style:parent-style-name="Header">
      <style:paragraph-properties fo:margin-left="0in" fo:margin-right="0in" fo:text-align="end" style:justify-single-word="false" fo:text-indent="-0.3937in" style:auto-text-indent="false"/>
      <style:text-properties fo:color="#d50000" style:font-name="Gill Sans" style:font-name-complex="Gill Sans1"/>
    </style:style>
    <style:style style:name="P12" style:family="paragraph" style:parent-style-name="Standard" style:master-page-name="Standard">
      <style:paragraph-properties fo:text-align="justify" style:justify-single-word="false" style:page-number="auto"/>
    </style:style>
    <style:style style:name="P13" style:family="paragraph" style:parent-style-name="Standard">
      <style:paragraph-properties fo:text-align="justify" style:justify-single-word="false"/>
      <style:text-properties fo:language="en" fo:country="none"/>
    </style:style>
    <style:style style:name="P14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none"/>
    </style:style>
    <style:style style:name="T3" style:family="text">
      <style:text-properties officeooo:rsid="001af081"/>
    </style:style>
    <style:style style:name="T4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 Box 1" form:control-implementation="ooo:com.sun.star.form.component.CheckBox" xml:id="control1" form:id="control1" form:label="Check Box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" form:id="control2" form:label="Check Box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7"><text:span text:style-name="T1">AUTORIZACIÓN PARA LA PUBLICACIÓN DE IMÁGENES Y/O GRABACIONES DE VíDEO</text:span><text:span text:style-name="T1"><text:note text:id="ftn1" text:note-class="footnote"><text:note-citation>1</text:note-citation><text:note-body><text:p text:style-name="P10"><text:s/>Puedes obtener más información respecto de la política de privacidad de la Universidad Rey Juan Carlos en <text:s/><text:a xlink:type="simple" xlink:href="https://www.urjc.es/proteccion-de-datos" text:style-name="ListLabel_20_1" text:visited-style-name="ListLabel_20_1"><text:span text:style-name="Internet_20_link">https://www.urjc.es/proteccion-de-datos</text:span></text:a></text:p></text:note-body></text:note></text:span></text:p>
      <text:p text:style-name="P8"/>
      <text:p text:style-name="P6"/>
      <text:p text:style-name="P6">Por la presente doy mi consentimiento a la Universidad Rey Juan Carlos para utilizar, tanto interna como externamente, las fotografías y/o grabaciones de video que incluyan imágenes mías. Estas imágenes podrán usarse en formatos impresos como digitales, incluidas publicaciones impresas, sitios web, acciones y productos de marketing y publicidad, vídeos, medios sociales, acciones y recursos de enseñanza y con fines de investigación.</text:p>
      <text:p text:style-name="P6"/>
      <text:p text:style-name="P6">Entiendo que las imágenes en medios digitales podrán ser vistas en todo el mundo y que algunos países en el extranjero pueden no brindar el mismo nivel de protección a los derechos de los individuos como los establecidos en la legislación europea. Además, entiendo que las imágenes serán licenciadas bajo una licencia Creative Commons Attribution 4.0 International.</text:p>
      <text:p text:style-name="P6"/>
      <text:p text:style-name="P6">Los datos personales recogidos serán incorporados y tratados en los sistemas de tratamiento de datos de Gestión administrativa, académica y económica de las actividades docentes, investigadoras y de publicación desarrolladas en la Oficina de Conocimiento y Cultura Libres, cuya finalidad es <text:span text:style-name="T2">dar a conocer las opciones y ventajas de publicación libre del conocimiento generado en la Universidad Rey Juan Carlos</text:span>. El tratamiento de los datos personales se lleva a cabo en virtud de los poderes públicos conferidos a la Universidad Rey Juan Carlos por la Ley y únicamente podrán ser cedidos en los supuestos previstos en la Ley. </text:p>
      <text:p text:style-name="Standard"/>
      <text:p text:style-name="P6">El órgano responsable del tratamiento es el Vicerrectorado de Calidad, Ética y Buen Gobierno, y la dirección donde el interesado podrá ejercer los derechos de acceso, rectificación, supresión, minimización del tratamiento, portabilidad y oposición ante el mismo es Vicerrectorado de Estudiantes, C/ Tulipán s/n, 28933-Móstoles, todo lo cual se informa en cumplimiento del artículo 13 del Reglamento Europeo 679/2016, de <text:soft-page-break/>27 de abril, general de protección de datos y el artículo 11 de la Ley Orgánica 3/2018, de 5 de diciembre, de Protección de Datos de Carácter Persona y garantía de los Derechos Digitales. </text:p>
      <text:p text:style-name="P6"><text:a xlink:type="simple" xlink:href="https://www.urjc.es/proteccion-de-datos" text:style-name="ListLabel_20_1" text:visited-style-name="ListLabel_20_1"><text:span text:style-name="Internet_20_link"/></text:a></text:p>
      <text:p text:style-name="P6"><text:span text:style-name="Internet_20_link"/></text:p>
      <text:p text:style-name="P6">De conformidad con el artículo 2.3 de la Ley 1/1982, el consentimiento prestado en la presente autorización podrá ser revocado en cualquier momento</text:p>
      <text:p text:style-name="P6"/>
      <text:p text:style-name="P6"><draw:control text:anchor-type="as-char" draw:z-index="4" draw:name="Shape1" draw:style-name="gr1" draw:text-style-name="P14" svg:width="0.1878in" svg:height="0.2398in" draw:control="control1"/>Consiento expresamente el tratamiento de mis datos personales para los fines anteriormente expresados.</text:p>
      <text:p text:style-name="P6"><draw:control text:anchor-type="as-char" draw:z-index="5" draw:name="Shape2" draw:style-name="gr1" draw:text-style-name="P14" svg:width="0.1776in" svg:height="0.1776in" draw:control="control2"/>Consiento expresamente el tratamiento y gestión de mi imagen en las grabaciones efectuadas para los fines anteriormente expresados.</text:p>
      <text:p text:style-name="P6"/>
      <text:p text:style-name="P6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Fdo: <text:span text:style-name="T3">Juan González Gómez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Gill Sans1" svg:font-family="'Gill Sans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ＭＳ 明朝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en" fo:country="US" style:letter-kerning="false" style:font-name-asian="ＭＳ 明朝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text-properties style:font-name="Calibri" fo:font-family="Calibri" style:font-family-generic="roman" style:font-pitch="variable" fo:font-size="12pt" fo:language="es" fo:country="ES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asian="ＭＳ 明朝" style:font-family-asian="'ＭＳ 明朝'" style:font-family-generic-asian="system" style:font-pitch-asian="variable" style:language-asian="es" style:country-asian="ES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asian="ＭＳ 明朝" style:font-family-asian="'ＭＳ 明朝'" style:font-family-generic-asian="system" style:font-pitch-asian="variable" style:language-asian="es" style:country-asian="E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name-asian="Calibri1" style:font-family-asian="Calibri" style:font-family-generic-asian="system" style:font-pitch-asian="variable" style:font-size-asian="10pt" style:language-asian="en" style:country-asian="US" style:font-size-complex="10pt"/>
    </style:style>
    <style:style style:name="ListLabel_20_1" style:display-name="ListLabel 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1972in" style:auto-text-indent="false"/>
    </style:style>
    <style:style style:name="MP2" style:family="paragraph" style:parent-style-name="Header">
      <style:paragraph-properties fo:margin-left="0in" fo:margin-right="0in" fo:text-indent="-0.1972in" style:auto-text-indent="false"/>
      <style:text-properties fo:color="#d50000"/>
    </style:style>
    <style:style style:name="MP3" style:family="paragraph" style:parent-style-name="Header">
      <style:paragraph-properties fo:margin-left="0in" fo:margin-right="0in" fo:text-align="end" style:justify-single-word="false" fo:text-indent="-0.3937in" style:auto-text-indent="false"/>
      <style:text-properties fo:color="#d50000" style:font-name="Gill Sans" style:font-name-complex="Gill Sans1"/>
    </style:style>
    <style:style style:name="MP4" style:family="paragraph" style:parent-style-name="Footer">
      <style:paragraph-properties>
        <style:tab-stops>
          <style:tab-stop style:position="2.1898in"/>
        </style:tab-stops>
      </style:paragraph-properties>
    </style:style>
    <style:style style:name="MP5" style:family="paragraph" style:parent-style-name="Footer">
      <style:paragraph-properties fo:padding="0in" fo:border="none"/>
    </style:style>
    <style:style style:name="MT1" style:family="text"/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028in" fo:margin-right="1.1811in" style:writing-mode="lr-tb" style:layout-grid-color="#c0c0c0" style:layout-grid-lines="3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4772in" fo:margin-left="0in" fo:margin-right="0in" fo:margin-bottom="1.4374in" style:dynamic-spacing="true"/>
      </style:header-style>
      <style:footer-style>
        <style:header-footer-properties fo:min-height="1.4772in" fo:margin-left="0in" fo:margin-right="0in" fo:margin-top="1.437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agen 1" text:anchor-type="char" svg:x="-0.0528in" svg:y="0.0602in" svg:width="1.972in" svg:height="0.7528in" draw:z-index="1"><draw:image xlink:href="Pictures/1000020100000359000001477D97DC56D4877D26.png" xlink:type="simple" xlink:show="embed" xlink:actuate="onLoad" loext:mime-type="image/png"/></draw:frame></text:p>
        <text:p text:style-name="MP3"/>
        <text:p text:style-name="MP3"/>
        <text:p text:style-name="MP3">OfiLibre</text:p>
        <text:p text:style-name="Header"/>
      </style:header>
      <style:footer>
        <text:p text:style-name="MP4"><draw:frame draw:style-name="Mfr2" draw:name="Frame1" text:anchor-type="paragraph" svg:y="0.0008in" draw:z-index="3"><draw:text-box fo:min-height="0.0161in" fo:min-width="0.0161in"><text:p text:style-name="MP5"><text:span text:style-name="page_20_number"><text:page-number text:select-page="current">2</text:page-number></text:span></text:p></draw:text-box></draw:frame></text:p>
      </style:footer>
    </style:master-page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2T23:39:00</meta:creation-date>
    <meta:initial-creator>Vicerrectorado de Calidad</meta:initial-creator>
    <dc:date>2020-12-14T09:11:58.327135065</dc:date>
    <meta:editing-cycles>8</meta:editing-cycles>
    <meta:editing-duration>PT16M12S</meta:editing-duration>
    <meta:generator>LibreOffice/6.4.6.2$Linux_X86_64 LibreOffice_project/40$Build-2</meta:generator>
    <meta:document-statistic meta:table-count="0" meta:image-count="1" meta:object-count="0" meta:page-count="2" meta:paragraph-count="12" meta:word-count="399" meta:character-count="2663" meta:non-whitespace-character-count="2272"/>
    <meta:user-defined meta:name="Company">Universidad Rey Juan Carlos</meta:user-defined>
    <meta:user-defined meta:name="DocSecurity" meta:value-type="float">0</meta:user-defined>
    <meta:user-defined meta:name="KSOProductBuildVer">1033-11.1.0.8372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plantilla-carta-urjconline.dotx" xlink:href=""/>
  </office:meta>
</office:document-meta>
</file>